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20pt" officeooo:rsid="002618de" officeooo:paragraph-rsid="002618de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ff3333" style:font-name="Copperplate Gothic Light" fo:font-size="6pt" fo:font-style="italic" style:text-underline-style="solid" style:text-underline-width="auto" style:text-underline-color="font-color" fo:font-weight="normal" officeooo:rsid="00280c6d" officeooo:paragraph-rsid="00280c6d" style:font-size-asian="6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pperplate Gothic Bold" fo:font-size="20pt" officeooo:rsid="00319eb0" officeooo:paragraph-rsid="00319eb0" style:font-size-asian="20pt" style:font-size-complex="20pt"/>
    </style:style>
    <style:style style:name="T1" style:family="text">
      <style:text-properties officeooo:rsid="001f5da2"/>
    </style:style>
    <style:style style:name="T2" style:family="text">
      <style:text-properties officeooo:rsid="002df6dc"/>
    </style:style>
    <style:style style:name="T3" style:family="text">
      <style:text-properties officeooo:rsid="0030c7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4">Fiches</text:p>
      <text:p text:style-name="P5"/>
      <text:p text:style-name="P7">Réseaux &amp; Relais</text:p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2df6dc"/>
    </style:style>
    <style:style style:name="MT2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ion Document 1.2.0</text:p>
        <text:p text:style-name="MP2">Version 1.0<text:span text:style-name="MT1">0</text:span> 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 <text:tab/><text:file-name text:display="name">Page_garde__Frequence_trafic_AMR</text:file-name><text:tab/><text:date style:data-style-name="N37" text:date-value="2024-02-09T10:28:12.978000151">09/02/24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4-02-09T10:28:12.895000000</dc:date>
    <meta:editing-duration>PT2H16M11S</meta:editing-duration>
    <meta:editing-cycles>21</meta:editing-cycles>
    <meta:generator>LibreOffice/6.4.0.3$Windows_X86_64 LibreOffice_project/b0a288ab3d2d4774cb44b62f04d5d28733ac6df8</meta:generator>
    <dc:creator>Frédéric BOUCHET</dc:creator>
    <meta:document-statistic meta:table-count="0" meta:image-count="0" meta:object-count="0" meta:page-count="1" meta:paragraph-count="4" meta:word-count="13" meta:character-count="101" meta:non-whitespace-character-count="91"/>
  </office:meta>
</office:document-meta>
</file>